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ccccc" draw:textarea-horizontal-align="justify" draw:textarea-vertical-align="middle" draw:auto-grow-height="false" fo:min-height="24.738cm" fo:min-width="1.905cm"/>
      <style:paragraph-properties style:writing-mode="lr-tb"/>
    </style:style>
    <style:style style:name="gr2" style:family="graphic" style:parent-style-name="standard">
      <style:graphic-properties svg:stroke-color="#000000" draw:fill-color="#cccccc" draw:textarea-horizontal-align="justify" draw:textarea-vertical-align="middle" draw:auto-grow-height="false" fo:min-height="24.738cm" fo:min-width="2.04cm"/>
      <style:paragraph-properties style:writing-mode="lr-tb"/>
    </style:style>
    <style:style style:name="gr3" style:family="graphic" style:parent-style-name="standard">
      <style:graphic-properties svg:stroke-color="#000000" draw:fill-color="#cccccc" draw:textarea-horizontal-align="justify" draw:textarea-vertical-align="middle" draw:auto-grow-height="false" fo:min-height="24.738cm" fo:min-width="1.945cm"/>
      <style:paragraph-properties style:writing-mode="lr-tb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44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7.09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5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877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 style:font-size-asian="14pt" style:font-size-complex="14pt"/>
    </style:style>
    <style:style style:name="P2" style:family="paragraph">
      <loext:graphic-properties draw:fill-color="#cccccc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cccccc"/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-color="#cccccc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style:writing-mode="lr-tb"/>
      <style:text-properties fo:font-size="14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>
      <loext:graphic-properties draw:fill="none" draw:fill-color="#ffffff"/>
      <style:paragraph-properties style:writing-mode="lr-tb"/>
      <style:text-properties fo:font-size="22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4pt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22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05cm" svg:height="24.988cm" svg:x="6.435cm" svg:y="1.952cm">
          <text:p text:style-name="P1"><text:span text:style-name="T1">Server Play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24.988cm" svg:x="12.227cm" svg:y="1.952cm">
          <text:p text:style-name="P3"><text:span text:style-name="T1">Client Play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445cm" svg:height="24.988cm" svg:x="18.145cm" svg:y="1.952cm">
          <text:p text:style-name="P5"><text:span text:style-name="T2">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2.405cm" svg:height="24.988cm" svg:x="1.035cm" svg:y="1.952cm">
          <text:p text:style-name="P5"><text:span text:style-name="T2">Controller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8.837cm" svg:y1="3.17cm" svg:x2="12.33cm" svg:y2="3.17cm">
          <text:p/>
        </draw:line>
        <draw:line draw:style-name="gr4" draw:text-style-name="P7" draw:layer="layout" svg:x1="14.737cm" svg:y1="2.321cm" svg:x2="18.23cm" svg:y2="2.321cm">
          <text:p/>
        </draw:line>
        <draw:line draw:style-name="gr4" draw:text-style-name="P7" draw:layer="layout" svg:x1="6.397cm" svg:y1="2.325cm" svg:x2="3.44cm" svg:y2="2.325cm">
          <text:p/>
        </draw:line>
        <draw:frame draw:style-name="gr5" draw:text-style-name="P8" draw:layer="layout" svg:width="2.858cm" svg:height="0.645cm" svg:x="3.64cm" svg:y="1.842cm">
          <draw:text-box>
            <text:p><text:span text:style-name="T3">CONNECTED</text:span></text:p>
          </draw:text-box>
        </draw:frame>
        <draw:frame draw:style-name="gr5" draw:text-style-name="P8" draw:layer="layout" svg:width="2.858cm" svg:height="0.645cm" svg:x="15.14cm" svg:y="1.843cm">
          <draw:text-box>
            <text:p><text:span text:style-name="T3">CONNECTED</text:span></text:p>
          </draw:text-box>
        </draw:frame>
        <draw:frame draw:style-name="gr5" draw:text-style-name="P8" draw:layer="layout" svg:width="3.493cm" svg:height="0.645cm" svg:x="8.937cm" svg:y="2.643cm">
          <draw:text-box>
            <text:p><text:span text:style-name="T3">TURN_NUMBER</text:span></text:p>
          </draw:text-box>
        </draw:frame>
        <draw:frame draw:style-name="gr5" draw:text-style-name="P8" draw:layer="layout" svg:width="3.493cm" svg:height="0.645cm" svg:x="8.937cm" svg:y="3.53cm">
          <draw:text-box>
            <text:p><text:span text:style-name="T3">TURN_NUMBER</text:span></text:p>
          </draw:text-box>
        </draw:frame>
        <draw:line draw:style-name="gr4" draw:text-style-name="P7" draw:layer="layout" svg:x1="12.229cm" svg:y1="4.07cm" svg:x2="8.736cm" svg:y2="4.07cm">
          <text:p/>
        </draw:line>
        <draw:line draw:style-name="gr4" draw:text-style-name="P7" draw:layer="layout" svg:x1="6.398cm" svg:y1="9.326cm" svg:x2="3.441cm" svg:y2="9.326cm">
          <text:p/>
        </draw:line>
        <draw:line draw:style-name="gr4" draw:text-style-name="P7" draw:layer="layout" svg:x1="6.398cm" svg:y1="24.165cm" svg:x2="3.441cm" svg:y2="24.165cm">
          <text:p/>
        </draw:line>
        <draw:line draw:style-name="gr4" draw:text-style-name="P7" draw:layer="layout" svg:x1="6.398cm" svg:y1="6.926cm" svg:x2="3.441cm" svg:y2="6.926cm">
          <text:p/>
        </draw:line>
        <draw:line draw:style-name="gr4" draw:text-style-name="P7" draw:layer="layout" svg:x1="6.398cm" svg:y1="10.626cm" svg:x2="3.441cm" svg:y2="10.626cm">
          <text:p/>
        </draw:line>
        <draw:line draw:style-name="gr4" draw:text-style-name="P7" draw:layer="layout" svg:x1="12.23cm" svg:y1="5.771cm" svg:x2="8.737cm" svg:y2="5.771cm">
          <text:p/>
        </draw:line>
        <draw:line draw:style-name="gr4" draw:text-style-name="P7" draw:layer="layout" svg:x1="12.23cm" svg:y1="10.627cm" svg:x2="8.737cm" svg:y2="10.627cm">
          <text:p/>
        </draw:line>
        <draw:line draw:style-name="gr4" draw:text-style-name="P7" draw:layer="layout" svg:x1="12.23cm" svg:y1="24.171cm" svg:x2="8.737cm" svg:y2="24.171cm">
          <text:p/>
        </draw:line>
        <draw:line draw:style-name="gr4" draw:text-style-name="P7" draw:layer="layout" svg:x1="8.837cm" svg:y1="26.87cm" svg:x2="12.33cm" svg:y2="26.87cm">
          <text:p/>
        </draw:line>
        <draw:line draw:style-name="gr4" draw:text-style-name="P7" draw:layer="layout" svg:x1="8.837cm" svg:y1="11.414cm" svg:x2="12.33cm" svg:y2="11.414cm">
          <text:p/>
        </draw:line>
        <draw:line draw:style-name="gr4" draw:text-style-name="P7" draw:layer="layout" svg:x1="8.837cm" svg:y1="8.47cm" svg:x2="12.33cm" svg:y2="8.47cm">
          <text:p/>
        </draw:line>
        <draw:line draw:style-name="gr4" draw:text-style-name="P7" draw:layer="layout" svg:x1="8.837cm" svg:y1="5.07cm" svg:x2="12.33cm" svg:y2="5.07cm">
          <text:p/>
        </draw:line>
        <draw:line draw:style-name="gr4" draw:text-style-name="P7" draw:layer="layout" svg:x1="18.229cm" svg:y1="10.621cm" svg:x2="14.736cm" svg:y2="10.621cm">
          <text:p/>
        </draw:line>
        <draw:line draw:style-name="gr4" draw:text-style-name="P7" draw:layer="layout" svg:x1="14.737cm" svg:y1="6.921cm" svg:x2="18.23cm" svg:y2="6.921cm">
          <text:p/>
        </draw:line>
        <draw:line draw:style-name="gr4" draw:text-style-name="P7" draw:layer="layout" svg:x1="14.737cm" svg:y1="11.421cm" svg:x2="18.23cm" svg:y2="11.421cm">
          <text:p/>
        </draw:line>
        <draw:line draw:style-name="gr4" draw:text-style-name="P7" draw:layer="layout" svg:x1="14.737cm" svg:y1="26.921cm" svg:x2="18.23cm" svg:y2="26.921cm">
          <text:p/>
        </draw:line>
        <draw:line draw:style-name="gr4" draw:text-style-name="P7" draw:layer="layout" svg:x1="14.737cm" svg:y1="8.468cm" svg:x2="18.23cm" svg:y2="8.468cm">
          <text:p/>
        </draw:line>
        <draw:line draw:style-name="gr4" draw:text-style-name="P7" draw:layer="layout" svg:x1="18.145cm" svg:y1="24.177cm" svg:x2="14.652cm" svg:y2="24.177cm">
          <text:p/>
        </draw:line>
        <draw:line draw:style-name="gr4" draw:text-style-name="P7" draw:layer="layout" svg:x1="18.23cm" svg:y1="9.321cm" svg:x2="14.737cm" svg:y2="9.321cm">
          <text:p/>
        </draw:line>
        <draw:line draw:style-name="gr4" draw:text-style-name="P7" draw:layer="layout" svg:x1="18.23cm" svg:y1="5.764cm" svg:x2="14.737cm" svg:y2="5.764cm">
          <text:p/>
        </draw:line>
        <draw:line draw:style-name="gr4" draw:text-style-name="P7" draw:layer="layout" svg:x1="3.44cm" svg:y1="5.068cm" svg:x2="6.437cm" svg:y2="5.068cm">
          <text:p/>
        </draw:line>
        <draw:frame draw:style-name="gr5" draw:text-style-name="P8" draw:layer="layout" svg:width="1.588cm" svg:height="0.645cm" svg:x="4.157cm" svg:y="4.543cm">
          <draw:text-box>
            <text:p><text:span text:style-name="T3">SHIPS</text:span></text:p>
          </draw:text-box>
        </draw:frame>
        <draw:frame draw:style-name="gr5" draw:text-style-name="P8" draw:layer="layout" svg:width="1.588cm" svg:height="0.645cm" svg:x="15.757cm" svg:y="5.244cm">
          <draw:text-box>
            <text:p><text:span text:style-name="T3">SHIPS</text:span></text:p>
          </draw:text-box>
        </draw:frame>
        <draw:frame draw:style-name="gr5" draw:text-style-name="P8" draw:layer="layout" svg:width="1.873cm" svg:height="0.645cm" svg:x="9.672cm" svg:y="4.545cm">
          <draw:text-box>
            <text:p><text:span text:style-name="T3">READY</text:span></text:p>
          </draw:text-box>
        </draw:frame>
        <draw:frame draw:style-name="gr5" draw:text-style-name="P8" draw:layer="layout" svg:width="1.873cm" svg:height="0.645cm" svg:x="9.673cm" svg:y="5.246cm">
          <draw:text-box>
            <text:p><text:span text:style-name="T3">READY</text:span></text:p>
          </draw:text-box>
        </draw:frame>
        <draw:frame draw:style-name="gr5" draw:text-style-name="P8" draw:layer="layout" svg:width="1.588cm" svg:height="0.645cm" svg:x="15.857cm" svg:y="6.445cm">
          <draw:text-box>
            <text:p><text:span text:style-name="T3">SET</text:span></text:p>
          </draw:text-box>
        </draw:frame>
        <draw:frame draw:style-name="gr5" draw:text-style-name="P8" draw:layer="layout" svg:width="1.588cm" svg:height="0.645cm" svg:x="4.457cm" svg:y="6.446cm">
          <draw:text-box>
            <text:p><text:span text:style-name="T3">SET</text:span></text:p>
          </draw:text-box>
        </draw:frame>
        <draw:line draw:style-name="gr4" draw:text-style-name="P7" draw:layer="layout" svg:x1="3.441cm" svg:y1="8.469cm" svg:x2="6.438cm" svg:y2="8.469cm">
          <text:p/>
        </draw:line>
        <draw:frame draw:style-name="gr5" draw:text-style-name="P8" draw:layer="layout" svg:width="1.588cm" svg:height="0.645cm" svg:x="4.357cm" svg:y="7.847cm">
          <draw:text-box>
            <text:p><text:span text:style-name="T3">OA1</text:span></text:p>
          </draw:text-box>
        </draw:frame>
        <draw:frame draw:style-name="gr5" draw:text-style-name="P8" draw:layer="layout" svg:width="1.588cm" svg:height="0.645cm" svg:x="9.957cm" svg:y="7.948cm">
          <draw:text-box>
            <text:p><text:span text:style-name="T3">OA1</text:span></text:p>
          </draw:text-box>
        </draw:frame>
        <draw:frame draw:style-name="gr5" draw:text-style-name="P8" draw:layer="layout" svg:width="1.588cm" svg:height="0.645cm" svg:x="15.857cm" svg:y="7.949cm">
          <draw:text-box>
            <text:p><text:span text:style-name="T3">OA1</text:span></text:p>
          </draw:text-box>
        </draw:frame>
        <draw:frame draw:style-name="gr5" draw:text-style-name="P8" draw:layer="layout" svg:width="1.588cm" svg:height="0.645cm" svg:x="15.757cm" svg:y="8.75cm">
          <draw:text-box>
            <text:p><text:span text:style-name="T3">MISS</text:span></text:p>
          </draw:text-box>
        </draw:frame>
        <draw:line draw:style-name="gr4" draw:text-style-name="P7" draw:layer="layout" svg:x1="12.231cm" svg:y1="9.331cm" svg:x2="8.738cm" svg:y2="9.331cm">
          <text:p/>
        </draw:line>
        <draw:frame draw:style-name="gr5" draw:text-style-name="P8" draw:layer="layout" svg:width="1.588cm" svg:height="0.645cm" svg:x="9.857cm" svg:y="8.751cm">
          <draw:text-box>
            <text:p><text:span text:style-name="T3">MISS</text:span></text:p>
          </draw:text-box>
        </draw:frame>
        <draw:frame draw:style-name="gr5" draw:text-style-name="P8" draw:layer="layout" svg:width="1.588cm" svg:height="0.645cm" svg:x="4.257cm" svg:y="8.752cm">
          <draw:text-box>
            <text:p><text:span text:style-name="T3">MISS</text:span></text:p>
          </draw:text-box>
        </draw:frame>
        <draw:frame draw:style-name="gr5" draw:text-style-name="P8" draw:layer="layout" svg:width="1.588cm" svg:height="0.645cm" svg:x="15.757cm" svg:y="10.15cm">
          <draw:text-box>
            <text:p><text:span text:style-name="T3">OJ10</text:span></text:p>
          </draw:text-box>
        </draw:frame>
        <draw:frame draw:style-name="gr5" draw:text-style-name="P8" draw:layer="layout" svg:width="1.588cm" svg:height="0.645cm" svg:x="9.857cm" svg:y="10.151cm">
          <draw:text-box>
            <text:p><text:span text:style-name="T3">OJ10</text:span></text:p>
          </draw:text-box>
        </draw:frame>
        <draw:frame draw:style-name="gr5" draw:text-style-name="P8" draw:layer="layout" svg:width="1.588cm" svg:height="0.645cm" svg:x="4.357cm" svg:y="10.152cm">
          <draw:text-box>
            <text:p><text:span text:style-name="T3">OJ10</text:span></text:p>
          </draw:text-box>
        </draw:frame>
        <draw:line draw:style-name="gr4" draw:text-style-name="P7" draw:layer="layout" svg:x1="3.442cm" svg:y1="11.414cm" svg:x2="6.439cm" svg:y2="11.414cm">
          <text:p/>
        </draw:line>
        <draw:frame draw:style-name="gr5" draw:text-style-name="P8" draw:layer="layout" svg:width="1.27cm" svg:height="0.645cm" svg:x="4.392cm" svg:y="10.853cm">
          <draw:text-box>
            <text:p><text:span text:style-name="T3">HIT</text:span></text:p>
          </draw:text-box>
        </draw:frame>
        <draw:frame draw:style-name="gr5" draw:text-style-name="P8" draw:layer="layout" svg:width="1.27cm" svg:height="0.645cm" svg:x="9.992cm" svg:y="10.854cm">
          <draw:text-box>
            <text:p><text:span text:style-name="T3">HIT</text:span></text:p>
          </draw:text-box>
        </draw:frame>
        <draw:frame draw:style-name="gr5" draw:text-style-name="P8" draw:layer="layout" svg:width="1.27cm" svg:height="0.645cm" svg:x="15.892cm" svg:y="10.855cm">
          <draw:text-box>
            <text:p><text:span text:style-name="T3">HIT</text:span></text:p>
          </draw:text-box>
        </draw:frame>
        <draw:frame draw:style-name="gr6" draw:text-style-name="P9" draw:layer="layout" svg:width="1.168cm" svg:height="0.806cm" svg:x="10.092cm" svg:y="12.455cm">
          <draw:text-box>
            <text:p><text:span text:style-name="T4">...</text:span></text:p>
          </draw:text-box>
        </draw:frame>
        <draw:line draw:style-name="gr4" draw:text-style-name="P7" draw:layer="layout" svg:x1="3.443cm" svg:y1="14.462cm" svg:x2="6.44cm" svg:y2="14.462cm">
          <text:p/>
        </draw:line>
        <draw:frame draw:style-name="gr7" draw:text-style-name="P8" draw:layer="layout" svg:width="4.128cm" svg:height="0.699cm" svg:x="3.017cm" svg:y="13.953cm">
          <draw:text-box>
            <text:p><text:span text:style-name="T3">DESTROYER J10 J9</text:span></text:p>
          </draw:text-box>
        </draw:frame>
        <draw:frame draw:style-name="gr7" draw:text-style-name="P8" draw:layer="layout" svg:width="4.128cm" svg:height="0.699cm" svg:x="8.617cm" svg:y="13.954cm">
          <draw:text-box>
            <text:p><text:span text:style-name="T3">DESTROYER J10 J9</text:span></text:p>
          </draw:text-box>
        </draw:frame>
        <draw:line draw:style-name="gr4" draw:text-style-name="P7" draw:layer="layout" svg:x1="8.837cm" svg:y1="14.47cm" svg:x2="12.33cm" svg:y2="14.47cm">
          <text:p/>
        </draw:line>
        <draw:line draw:style-name="gr4" draw:text-style-name="P7" draw:layer="layout" svg:x1="14.737cm" svg:y1="14.462cm" svg:x2="18.23cm" svg:y2="14.462cm">
          <text:p/>
        </draw:line>
        <draw:frame draw:style-name="gr7" draw:text-style-name="P8" draw:layer="layout" svg:width="4.128cm" svg:height="0.699cm" svg:x="14.517cm" svg:y="13.955cm">
          <draw:text-box>
            <text:p><text:span text:style-name="T3">DESTROYER J10 J9</text:span></text:p>
          </draw:text-box>
        </draw:frame>
        <draw:line draw:style-name="gr4" draw:text-style-name="P7" draw:layer="layout" svg:x1="3.443cm" svg:y1="15.148cm" svg:x2="6.44cm" svg:y2="15.148cm">
          <text:p/>
        </draw:line>
        <draw:frame draw:style-name="gr5" draw:text-style-name="P8" draw:layer="layout" svg:width="1.27cm" svg:height="0.645cm" svg:x="4.393cm" svg:y="14.587cm">
          <draw:text-box>
            <text:p><text:span text:style-name="T3">HIT</text:span></text:p>
          </draw:text-box>
        </draw:frame>
        <draw:line draw:style-name="gr4" draw:text-style-name="P7" draw:layer="layout" svg:x1="8.837cm" svg:y1="15.147cm" svg:x2="12.33cm" svg:y2="15.147cm">
          <text:p/>
        </draw:line>
        <draw:frame draw:style-name="gr5" draw:text-style-name="P8" draw:layer="layout" svg:width="1.27cm" svg:height="0.645cm" svg:x="9.992cm" svg:y="14.587cm">
          <draw:text-box>
            <text:p><text:span text:style-name="T3">HIT</text:span></text:p>
          </draw:text-box>
        </draw:frame>
        <draw:line draw:style-name="gr4" draw:text-style-name="P7" draw:layer="layout" svg:x1="14.737cm" svg:y1="15.157cm" svg:x2="18.23cm" svg:y2="15.157cm">
          <text:p/>
        </draw:line>
        <draw:frame draw:style-name="gr5" draw:text-style-name="P8" draw:layer="layout" svg:width="1.27cm" svg:height="0.645cm" svg:x="15.892cm" svg:y="14.591cm">
          <draw:text-box>
            <text:p><text:span text:style-name="T3">HIT</text:span></text:p>
          </draw:text-box>
        </draw:frame>
        <draw:frame draw:style-name="gr8" draw:text-style-name="P10" draw:layer="layout" svg:width="3.493cm" svg:height="1.039cm" svg:x="8.837cm" svg:y="11.855cm">
          <draw:text-box>
            <text:p><text:span text:style-name="T5">Msg flow continues until a ship is sunk.</text:span></text:p>
          </draw:text-box>
        </draw:frame>
        <draw:frame draw:style-name="gr9" draw:text-style-name="P10" draw:layer="layout" svg:width="3.493cm" svg:height="7.343cm" svg:x="8.838cm" svg:y="15.456cm">
          <draw:text-box>
            <text:p><text:span text:style-name="T5">Msg flow continues until all ships have sunk on one side or one side closes the game.</text:span></text:p>
            <text:p><text:span text:style-name="T5"/></text:p>
            <text:p><text:span text:style-name="T5">When a ship has sunk, the positions of the sunk ship are also sent in the message.</text:span></text:p>
            <text:p><text:span text:style-name="T5"/></text:p>
            <text:p><text:span text:style-name="T5">Available ships are: DESTROYER, BATTLESHIP, SUBMARINE, CRUISER, CARRIER.</text:span></text:p>
          </draw:text-box>
        </draw:frame>
        <draw:frame draw:style-name="gr6" draw:text-style-name="P9" draw:layer="layout" svg:width="1.168cm" svg:height="0.806cm" svg:x="10.092cm" svg:y="22.555cm">
          <draw:text-box>
            <text:p><text:span text:style-name="T4">...</text:span></text:p>
          </draw:text-box>
        </draw:frame>
        <draw:frame draw:style-name="gr10" draw:text-style-name="P8" draw:layer="layout" svg:width="1.618cm" svg:height="0.803cm" svg:x="15.692cm" svg:y="23.692cm">
          <draw:text-box>
            <text:p><text:span text:style-name="T3">OVER</text:span></text:p>
          </draw:text-box>
        </draw:frame>
        <draw:frame draw:style-name="gr10" draw:text-style-name="P8" draw:layer="layout" svg:width="1.618cm" svg:height="0.803cm" svg:x="9.792cm" svg:y="23.693cm">
          <draw:text-box>
            <text:p><text:span text:style-name="T3">OVER</text:span></text:p>
          </draw:text-box>
        </draw:frame>
        <draw:frame draw:style-name="gr10" draw:text-style-name="P8" draw:layer="layout" svg:width="1.618cm" svg:height="0.803cm" svg:x="4.292cm" svg:y="23.694cm">
          <draw:text-box>
            <text:p><text:span text:style-name="T3">OVER</text:span></text:p>
          </draw:text-box>
        </draw:frame>
        <draw:frame draw:style-name="gr11" draw:text-style-name="P10" draw:layer="layout" svg:width="3.493cm" svg:height="1.433cm" svg:x="14.852cm" svg:y="22.49cm">
          <draw:text-box>
            <text:p><text:span text:style-name="T5">If the game ends by Armada being sunk.</text:span></text:p>
          </draw:text-box>
        </draw:frame>
        <draw:frame draw:style-name="gr11" draw:text-style-name="P10" draw:layer="layout" svg:width="3.276cm" svg:height="1.433cm" svg:x="3.439cm" svg:y="25.13cm">
          <draw:text-box>
            <text:p><text:span text:style-name="T5">If the game ends by opponent closing window.</text:span></text:p>
          </draw:text-box>
        </draw:frame>
        <draw:line draw:style-name="gr4" draw:text-style-name="P7" draw:layer="layout" svg:x1="3.444cm" svg:y1="26.849cm" svg:x2="6.441cm" svg:y2="26.849cm">
          <text:p/>
        </draw:line>
        <draw:frame draw:style-name="gr5" draw:text-style-name="P8" draw:layer="layout" svg:width="2.858cm" svg:height="0.645cm" svg:x="3.557cm" svg:y="26.395cm">
          <draw:text-box>
            <text:p><text:span text:style-name="T3">SHUTDOWN</text:span></text:p>
          </draw:text-box>
        </draw:frame>
        <draw:frame draw:style-name="gr5" draw:text-style-name="P8" draw:layer="layout" svg:width="2.858cm" svg:height="0.645cm" svg:x="9.257cm" svg:y="26.396cm">
          <draw:text-box>
            <text:p><text:span text:style-name="T3">SHUTDOWN</text:span></text:p>
          </draw:text-box>
        </draw:frame>
        <draw:frame draw:style-name="gr5" draw:text-style-name="P8" draw:layer="layout" svg:width="2.858cm" svg:height="0.645cm" svg:x="15.157cm" svg:y="26.397cm">
          <draw:text-box>
            <text:p><text:span text:style-name="T3">SHUTDOWN</text:span></text:p>
          </draw:text-box>
        </draw:frame>
        <draw:frame draw:style-name="gr12" draw:text-style-name="P11" draw:layer="layout" svg:width="12.282cm" svg:height="1.127cm" svg:x="4.84cm" svg:y="0.843cm">
          <draw:text-box>
            <text:p><text:span text:style-name="T6">Battleship Message Flow Diagram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4T15:31:52.929850715</meta:creation-date>
    <dc:date>2022-11-04T16:35:57.926051730</dc:date>
    <meta:editing-duration>PT58M54S</meta:editing-duration>
    <meta:editing-cycles>2</meta:editing-cycles>
    <meta:generator>LibreOffice/7.4.2.3$Linux_X86_64 LibreOffice_project/40$Build-3</meta:generator>
    <meta:document-statistic meta:object-count="79"/>
  </office:meta>
</office:document-meta>
</file>